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e480a" draw:fill-color="#ffb66c" draw:textarea-horizontal-align="justify" draw:textarea-vertical-align="middle" draw:auto-grow-height="false" fo:min-height="10.312cm" fo:min-width="4.005cm"/>
    </style:style>
    <style:style style:name="gr2" style:family="graphic" style:parent-style-name="standard">
      <style:graphic-properties svg:stroke-color="#be480a" draw:fill-color="#ffb66c" draw:textarea-horizontal-align="justify" draw:textarea-vertical-align="middle" draw:auto-grow-height="false" fo:min-height="10.204cm" fo:min-width="5.002cm"/>
    </style:style>
    <style:style style:name="gr3" style:family="graphic" style:parent-style-name="standard">
      <style:graphic-properties svg:stroke-color="#be480a" draw:fill-color="#ffb66c" draw:textarea-horizontal-align="justify" draw:textarea-vertical-align="middle" draw:auto-grow-height="false" fo:min-height="10.103cm" fo:min-width="5.943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0" style:family="graphic" style:parent-style-name="standard">
      <style:graphic-properties svg:stroke-color="#be480a" draw:fill-color="#ff972f" draw:textarea-horizontal-align="justify" draw:textarea-vertical-align="middle" draw:auto-grow-height="false" fo:min-height="0.896cm" fo:min-width="4.329cm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972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91cm" svg:height="11.048cm" svg:x="21.155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96cm" svg:height="11.048cm" svg:x="14.362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139cm" svg:height="11.049cm" svg:x="6.46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0.348cm" svg:height="0.35cm" svg:x="16.172cm" svg:y="7.6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5" draw:text-style-name="P3" draw:layer="layout" svg:x1="7.909cm" svg:y1="7.442cm" svg:x2="7.909cm" svg:y2="5.426cm">
            <text:p/>
          </draw:line>
          <draw:line draw:style-name="gr5" draw:text-style-name="P3" draw:layer="layout" svg:x1="7.909cm" svg:y1="7.442cm" svg:x2="7.909cm" svg:y2="5.426cm">
            <text:p/>
          </draw:line>
          <draw:line draw:style-name="gr5" draw:text-style-name="P3" draw:layer="layout" svg:x1="8.81cm" svg:y1="7.442cm" svg:x2="8.81cm" svg:y2="5.426cm">
            <text:p/>
          </draw:line>
          <draw:line draw:style-name="gr5" draw:text-style-name="P3" draw:layer="layout" svg:x1="10.029cm" svg:y1="6.449cm" svg:x2="8.806cm" svg:y2="6.433cm">
            <text:p/>
          </draw:line>
          <draw:line draw:style-name="gr5" draw:text-style-name="P3" draw:layer="layout" svg:x1="7.928cm" svg:y1="6.449cm" svg:x2="6.705cm" svg:y2="6.433cm">
            <text:p/>
          </draw:line>
        </draw:g>
        <draw:g xml:id="id5" draw:id="id5">
          <draw:line draw:style-name="gr5" draw:text-style-name="P3" draw:layer="layout" svg:x1="12.928cm" svg:y1="10.198cm" svg:x2="12.423cm" svg:y2="10.002cm">
            <text:p/>
          </draw:line>
          <draw:line draw:style-name="gr5" draw:text-style-name="P3" draw:layer="layout" svg:x1="13.414cm" svg:y1="9.577cm" svg:x2="12.424cm" svg:y2="10.005cm">
            <text:p/>
          </draw:line>
          <draw:line draw:style-name="gr5" draw:text-style-name="P3" draw:layer="layout" svg:x1="13.434cm" svg:y1="8.753cm" svg:x2="12.407cm" svg:y2="8.341cm">
            <text:p/>
          </draw:line>
          <draw:line draw:style-name="gr5" draw:text-style-name="P3" draw:layer="layout" svg:x1="13.438cm" svg:y1="9.597cm" svg:x2="12.411cm" svg:y2="9.185cm">
            <text:p/>
          </draw:line>
          <draw:line draw:style-name="gr5" draw:text-style-name="P3" draw:layer="layout" svg:x1="13.427cm" svg:y1="8.736cm" svg:x2="12.437cm" svg:y2="9.164cm">
            <text:p/>
          </draw:line>
          <draw:line draw:style-name="gr5" draw:text-style-name="P3" draw:layer="layout" svg:x1="13.391cm" svg:y1="7.902cm" svg:x2="12.401cm" svg:y2="8.33cm">
            <text:p/>
          </draw:line>
          <draw:line draw:style-name="gr5" draw:text-style-name="P3" draw:layer="layout" svg:x1="13.342cm" svg:y1="7.91cm" svg:x2="12.837cm" svg:y2="7.714cm">
            <text:p/>
          </draw:line>
        </draw:g>
        <draw:g xml:id="id6" draw:id="id6">
          <draw:glue-point draw:id="4" svg:x="-4.828cm" svg:y="-2.346cm"/>
          <draw:glue-point draw:id="5" svg:x="-4.828cm" svg:y="2.296cm"/>
          <draw:custom-shape draw:style-name="gr6" draw:text-style-name="P4" draw:layer="layout" svg:width="2.796cm" svg:height="2.563cm" draw:transform="rotate (1.5707963267949) translate (16.092cm 8.42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5" draw:layer="layout" svg:width="0.875cm" svg:height="2.384cm" svg:x="16.077cm" svg:y="5.897cm">
            <draw:text-box>
              <text:p>+</text:p>
              <text:p/>
              <text:p>-</text:p>
            </draw:text-box>
          </draw:frame>
        </draw:g>
        <draw:g xml:id="id9" draw:id="id9">
          <draw:line draw:style-name="gr5" draw:text-style-name="P3" draw:layer="layout" svg:x1="16.24cm" svg:y1="9.554cm" svg:x2="16.422cm" svg:y2="9.058cm">
            <text:p/>
          </draw:line>
          <draw:line draw:style-name="gr5" draw:text-style-name="P3" draw:layer="layout" svg:x1="16.8cm" svg:y1="10.068cm" svg:x2="16.418cm" svg:y2="9.059cm">
            <text:p/>
          </draw:line>
          <draw:line draw:style-name="gr5" draw:text-style-name="P3" draw:layer="layout" svg:x1="17.548cm" svg:y1="10.125cm" svg:x2="17.93cm" svg:y2="9.116cm">
            <text:p/>
          </draw:line>
          <draw:line draw:style-name="gr5" draw:text-style-name="P3" draw:layer="layout" svg:x1="16.781cm" svg:y1="10.092cm" svg:x2="17.163cm" svg:y2="9.083cm">
            <text:p/>
          </draw:line>
          <draw:line draw:style-name="gr5" draw:text-style-name="P3" draw:layer="layout" svg:x1="17.564cm" svg:y1="10.119cm" svg:x2="17.182cm" svg:y2="9.11cm">
            <text:p/>
          </draw:line>
          <draw:line draw:style-name="gr5" draw:text-style-name="P3" draw:layer="layout" svg:x1="18.321cm" svg:y1="10.12cm" svg:x2="17.939cm" svg:y2="9.111cm">
            <text:p/>
          </draw:line>
          <draw:line draw:style-name="gr5" draw:text-style-name="P3" draw:layer="layout" svg:x1="18.314cm" svg:y1="10.07cm" svg:x2="18.496cm" svg:y2="9.574cm">
            <text:p/>
          </draw:line>
        </draw:g>
        <draw:g xml:id="id10" draw:id="id10">
          <draw:line draw:style-name="gr5" draw:text-style-name="P3" draw:layer="layout" svg:x1="15.329cm" svg:y1="13.898cm" svg:x2="14.824cm" svg:y2="13.702cm">
            <text:p/>
          </draw:line>
          <draw:line draw:style-name="gr5" draw:text-style-name="P3" draw:layer="layout" svg:x1="15.815cm" svg:y1="13.277cm" svg:x2="14.825cm" svg:y2="13.705cm">
            <text:p/>
          </draw:line>
          <draw:line draw:style-name="gr5" draw:text-style-name="P3" draw:layer="layout" svg:x1="15.835cm" svg:y1="12.453cm" svg:x2="14.808cm" svg:y2="12.041cm">
            <text:p/>
          </draw:line>
          <draw:line draw:style-name="gr5" draw:text-style-name="P3" draw:layer="layout" svg:x1="15.839cm" svg:y1="13.297cm" svg:x2="14.812cm" svg:y2="12.885cm">
            <text:p/>
          </draw:line>
          <draw:line draw:style-name="gr5" draw:text-style-name="P3" draw:layer="layout" svg:x1="15.828cm" svg:y1="12.436cm" svg:x2="14.838cm" svg:y2="12.864cm">
            <text:p/>
          </draw:line>
          <draw:line draw:style-name="gr5" draw:text-style-name="P3" draw:layer="layout" svg:x1="15.792cm" svg:y1="11.602cm" svg:x2="14.802cm" svg:y2="12.03cm">
            <text:p/>
          </draw:line>
          <draw:line draw:style-name="gr5" draw:text-style-name="P3" draw:layer="layout" svg:x1="15.743cm" svg:y1="11.61cm" svg:x2="15.238cm" svg:y2="11.414cm">
            <text:p/>
          </draw:line>
        </draw:g>
        <draw:g xml:id="id12" draw:id="id12">
          <draw:line draw:style-name="gr5" draw:text-style-name="P3" draw:layer="layout" svg:x1="21.34cm" svg:y1="7.155cm" svg:x2="21.522cm" svg:y2="6.659cm">
            <text:p/>
          </draw:line>
          <draw:line draw:style-name="gr5" draw:text-style-name="P3" draw:layer="layout" svg:x1="21.9cm" svg:y1="7.669cm" svg:x2="21.518cm" svg:y2="6.66cm">
            <text:p/>
          </draw:line>
          <draw:line draw:style-name="gr5" draw:text-style-name="P3" draw:layer="layout" svg:x1="22.648cm" svg:y1="7.726cm" svg:x2="23.03cm" svg:y2="6.717cm">
            <text:p/>
          </draw:line>
          <draw:line draw:style-name="gr5" draw:text-style-name="P3" draw:layer="layout" svg:x1="21.881cm" svg:y1="7.693cm" svg:x2="22.263cm" svg:y2="6.684cm">
            <text:p/>
          </draw:line>
          <draw:line draw:style-name="gr5" draw:text-style-name="P3" draw:layer="layout" svg:x1="22.664cm" svg:y1="7.72cm" svg:x2="22.282cm" svg:y2="6.711cm">
            <text:p/>
          </draw:line>
          <draw:line draw:style-name="gr5" draw:text-style-name="P3" draw:layer="layout" svg:x1="23.421cm" svg:y1="7.721cm" svg:x2="23.039cm" svg:y2="6.712cm">
            <text:p/>
          </draw:line>
          <draw:line draw:style-name="gr5" draw:text-style-name="P3" draw:layer="layout" svg:x1="23.414cm" svg:y1="7.671cm" svg:x2="23.596cm" svg:y2="7.175cm">
            <text:p/>
          </draw:line>
        </draw:g>
        <draw:g xml:id="id14" draw:id="id14">
          <draw:line draw:style-name="gr5" draw:text-style-name="P3" draw:layer="layout" svg:x1="23.96cm" svg:y1="11.274cm" svg:x2="25.976cm" svg:y2="11.274cm">
            <text:p/>
          </draw:line>
          <draw:line draw:style-name="gr5" draw:text-style-name="P3" draw:layer="layout" svg:x1="23.96cm" svg:y1="11.274cm" svg:x2="25.976cm" svg:y2="11.274cm">
            <text:p/>
          </draw:line>
          <draw:line draw:style-name="gr5" draw:text-style-name="P3" draw:layer="layout" svg:x1="23.96cm" svg:y1="12.174cm" svg:x2="25.976cm" svg:y2="12.174cm">
            <text:p/>
          </draw:line>
          <draw:line draw:style-name="gr5" draw:text-style-name="P3" draw:layer="layout" svg:x1="24.954cm" svg:y1="13.39cm" svg:x2="24.97cm" svg:y2="12.167cm">
            <text:p/>
          </draw:line>
          <draw:line draw:style-name="gr5" draw:text-style-name="P3" draw:layer="layout" svg:x1="24.954cm" svg:y1="11.292cm" svg:x2="24.97cm" svg:y2="10.069cm">
            <text:p/>
          </draw:line>
        </draw:g>
        <draw:g xml:id="id15" draw:id="id15">
          <draw:line draw:style-name="gr5" draw:text-style-name="P3" draw:layer="layout" svg:x1="6.603cm" svg:y1="16.635cm" svg:x2="2.596cm" svg:y2="16.66cm">
            <text:p/>
          </draw:line>
          <draw:line draw:style-name="gr5" draw:text-style-name="P3" draw:layer="layout" svg:x1="6.605cm" svg:y1="16.621cm" svg:x2="2.598cm" svg:y2="16.646cm">
            <text:p/>
          </draw:line>
          <draw:line draw:style-name="gr5" draw:text-style-name="P3" draw:layer="layout" svg:x1="3.69cm" svg:y1="17.189cm" svg:x2="5.681cm" svg:y2="17.189cm">
            <text:p/>
          </draw:line>
          <draw:line draw:style-name="gr5" draw:text-style-name="P3" draw:layer="layout" svg:x1="4.228cm" svg:y1="17.663cm" svg:x2="5.185cm" svg:y2="17.663cm">
            <text:p/>
          </draw:line>
          <draw:line draw:style-name="gr5" draw:text-style-name="P3" draw:layer="layout" svg:x1="4.652cm" svg:y1="16.601cm" svg:x2="4.668cm" svg:y2="15.378cm">
            <text:p/>
          </draw:line>
        </draw:g>
        <draw:connector draw:style-name="gr8" draw:text-style-name="P4" draw:layer="layout" draw:line-skew="1cm" svg:x1="4.643cm" svg:y1="6.616cm" svg:x2="4.608cm" svg:y2="7.969cm" draw:start-shape="id1" draw:start-glue-point="8" draw:end-shape="id2" draw:end-glue-point="4" svg:d="M4643 6616v1677h-35v-324" svg:viewBox="0 0 36 1678">
          <text:p/>
        </draw:connector>
        <draw:connector draw:style-name="gr8" draw:text-style-name="P4" draw:layer="layout" draw:line-skew="-0.997cm" svg:x1="4.817cm" svg:y1="6.441cm" svg:x2="6.705cm" svg:y2="6.434cm" draw:start-shape="id1" draw:start-glue-point="10" draw:end-shape="id3" svg:d="M4817 6441h-77v-7h1965" svg:viewBox="0 0 1966 8">
          <text:p/>
        </draw:connector>
        <draw:connector draw:style-name="gr8" draw:text-style-name="P4" draw:layer="layout" draw:line-skew="1.494cm" svg:x1="10.029cm" svg:y1="6.434cm" svg:x2="12.67cm" svg:y2="6.442cm" draw:start-shape="id3" draw:start-glue-point="1" draw:end-shape="id4" draw:end-glue-point="6" svg:d="M10029 6434h2839v8h-198" svg:viewBox="0 0 2840 9">
          <text:p/>
        </draw:connector>
        <draw:connector draw:style-name="gr8" draw:text-style-name="P4" draw:layer="layout" draw:line-skew="-0.754cm" svg:x1="12.844cm" svg:y1="6.617cm" svg:x2="12.919cm" svg:y2="7.714cm" draw:start-shape="id4" draw:start-glue-point="8" draw:end-shape="id5" draw:end-glue-point="0" svg:d="M12844 6617v-229h75v1326" svg:viewBox="0 0 76 1327">
          <text:p/>
        </draw:connector>
        <draw:connector draw:style-name="gr8" draw:text-style-name="P4" draw:layer="layout" draw:line-skew="-1.731cm" svg:x1="13.018cm" svg:y1="6.442cm" svg:x2="16.121cm" svg:y2="6.375cm" draw:start-shape="id4" draw:start-glue-point="10" draw:end-shape="id6" draw:end-glue-point="4" svg:d="M13018 6442h-200v-67h3303" svg:viewBox="0 0 3304 68">
          <text:p/>
        </draw:connector>
        <draw:connector draw:style-name="gr8" draw:text-style-name="P4" draw:layer="layout" svg:x1="15.445cm" svg:y1="9.368cm" svg:x2="16.172cm" svg:y2="7.844cm" draw:start-shape="id7" draw:start-glue-point="4" draw:end-shape="id8" draw:end-glue-point="6" svg:d="M15445 9368v-1524h727" svg:viewBox="0 0 728 1525">
          <text:p/>
        </draw:connector>
        <draw:connector draw:style-name="gr8" draw:text-style-name="P4" draw:layer="layout" draw:line-skew="-0.498cm" svg:x1="15.619cm" svg:y1="9.543cm" svg:x2="16.24cm" svg:y2="9.591cm" draw:start-shape="id7" draw:start-glue-point="10" draw:end-shape="id9" draw:end-glue-point="3" svg:d="M15619 9543h-211v48h832" svg:viewBox="0 0 833 49">
          <text:p/>
        </draw:connector>
        <draw:connector draw:style-name="gr8" draw:text-style-name="P4" draw:layer="layout" draw:line-skew="0.926cm" svg:x1="15.445cm" svg:y1="9.718cm" svg:x2="15.32cm" svg:y2="11.414cm" draw:start-shape="id7" draw:start-glue-point="8" draw:end-shape="id10" draw:end-glue-point="0" svg:d="M15445 9718v1750h-125v-54" svg:viewBox="0 0 126 1751">
          <text:p/>
        </draw:connector>
        <draw:connector draw:style-name="gr8" draw:text-style-name="P4" draw:layer="layout" svg:x1="18.496cm" svg:y1="9.591cm" svg:x2="19.845cm" svg:y2="7.218cm" draw:start-shape="id9" draw:start-glue-point="1" draw:end-shape="id11" draw:end-glue-point="8" svg:d="M18496 9591h1349v-2373" svg:viewBox="0 0 1350 2374">
          <text:p/>
        </draw:connector>
        <draw:connector draw:style-name="gr8" draw:text-style-name="P4" draw:layer="layout" draw:line-skew="1.401cm" svg:x1="18.656cm" svg:y1="7.03cm" svg:x2="21.34cm" svg:y2="7.192cm" draw:start-shape="id6" draw:start-glue-point="1" draw:end-shape="id12" draw:end-glue-point="3" svg:d="M18656 7030h2719v162h-35" svg:viewBox="0 0 2720 163">
          <text:p/>
        </draw:connector>
        <draw:custom-shape draw:style-name="gr4" draw:text-style-name="P2" xml:id="id11" draw:id="id11" draw:layer="layout" svg:width="0.348cm" svg:height="0.35cm" svg:x="19.671cm" svg:y="6.86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0.348cm" svg:height="0.35cm" svg:x="15.271cm" svg:y="9.36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0.348cm" svg:height="0.35cm" svg:x="12.67cm" svg:y="6.26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348cm" svg:height="0.35cm" svg:x="4.469cm" svg:y="6.26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-0.673cm" svg:x1="23.596cm" svg:y1="7.192cm" svg:x2="24.772cm" svg:y2="7.044cm" draw:start-shape="id12" draw:start-glue-point="1" draw:end-shape="id13" draw:end-glue-point="6" svg:d="M23596 7192h-60v-148h1236" svg:viewBox="0 0 1237 149">
          <text:p/>
        </draw:connector>
        <draw:connector draw:style-name="gr8" draw:text-style-name="P4" draw:layer="layout" draw:line-skew="-1.597cm" svg:x1="24.946cm" svg:y1="7.219cm" svg:x2="24.968cm" svg:y2="10.069cm" draw:start-shape="id13" draw:start-glue-point="8" draw:end-shape="id14" draw:end-glue-point="0" svg:d="M24946 7219v-196h22v3046" svg:viewBox="0 0 23 3047">
          <text:p/>
        </draw:connector>
        <draw:custom-shape draw:style-name="gr4" draw:text-style-name="P2" xml:id="id13" draw:id="id13" draw:layer="layout" svg:width="0.348cm" svg:height="0.35cm" svg:x="24.772cm" svg:y="6.8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0.894cm" svg:x1="24.968cm" svg:y1="13.39cm" svg:x2="4.6cm" svg:y2="15.378cm" draw:start-shape="id14" draw:start-glue-point="2" draw:end-shape="id15" draw:end-glue-point="0" svg:d="M24968 13390v1888h-20368v100" svg:viewBox="0 0 20369 1989">
          <text:p/>
        </draw:connector>
        <draw:connector draw:style-name="gr8" draw:text-style-name="P4" draw:layer="layout" draw:line-skew="0.64cm" svg:x1="15.32cm" svg:y1="13.898cm" svg:x2="4.6cm" svg:y2="15.378cm" draw:start-shape="id10" draw:start-glue-point="2" draw:end-shape="id15" draw:end-glue-point="0" svg:d="M15320 13898v1380h-10720v100" svg:viewBox="0 0 10721 1481">
          <text:p/>
        </draw:connector>
        <draw:connector draw:style-name="gr8" draw:text-style-name="P4" draw:layer="layout" draw:line-skew="2.707cm" svg:x1="4.608cm" svg:y1="9.812cm" svg:x2="4.6cm" svg:y2="15.378cm" draw:start-shape="id2" draw:start-glue-point="8" draw:end-shape="id15" draw:end-glue-point="0" svg:d="M4608 9812v5466h-8v100" svg:viewBox="0 0 9 5567">
          <text:p/>
        </draw:connector>
        <draw:connector draw:style-name="gr8" draw:text-style-name="P4" draw:layer="layout" draw:line-skew="2.49cm" svg:x1="12.919cm" svg:y1="10.198cm" svg:x2="4.6cm" svg:y2="15.378cm" draw:start-shape="id5" draw:start-glue-point="2" draw:end-shape="id15" draw:end-glue-point="0" svg:d="M12919 10198v5080h-8319v100" svg:viewBox="0 0 8320 5181">
          <text:p/>
        </draw:connector>
        <draw:custom-shape draw:style-name="gr9" draw:text-style-name="P2" xml:id="id2" draw:id="id2" draw:layer="layout" svg:width="1.842cm" svg:height="1.843cm" svg:x="3.687cm" svg:y="7.96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348cm" svg:height="0.35cm" svg:x="27.172cm" svg:y="6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348cm" svg:height="0.35cm" svg:x="27.173cm" svg:y="15.0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-6.204cm" svg:x1="4.82cm" svg:y1="15.244cm" svg:x2="27.173cm" svg:y2="15.245cm" draw:start-shape="id16" draw:start-glue-point="10" draw:end-shape="id17" draw:end-glue-point="6" svg:d="M4820 15244h4973v1h17380" svg:viewBox="0 0 22354 2">
          <text:p/>
        </draw:connector>
        <draw:custom-shape draw:style-name="gr4" draw:text-style-name="P2" xml:id="id16" draw:id="id16" draw:layer="layout" svg:width="0.348cm" svg:height="0.35cm" svg:x="4.472cm" svg:y="15.0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25.12cm" svg:y1="7.044cm" svg:x2="27.172cm" svg:y2="7.044cm" draw:start-shape="id13" draw:start-glue-point="10" draw:end-shape="id18" draw:end-glue-point="6" svg:d="M25120 7044h2052" svg:viewBox="0 0 2053 1">
          <text:p/>
        </draw:connector>
        <draw:custom-shape draw:style-name="gr10" draw:text-style-name="P6" draw:layer="layout" svg:width="4.953cm" svg:height="1.27cm" svg:x="7.561cm" svg:y="3.086cm">
          <text:p text:style-name="P4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953cm" svg:height="1.27cm" svg:x="14.861cm" svg:y="3.087cm">
          <text:p text:style-name="P4">Signal Ampl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953cm" svg:height="1.27cm" svg:x="21.161cm" svg:y="3.088cm">
          <text:p text:style-name="P4">High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5T21:43:36.483070057</dc:date>
    <meta:editing-duration>PT25M41S</meta:editing-duration>
    <meta:editing-cycles>7</meta:editing-cycles>
    <meta:generator>LibreOffice/6.4.6.2$Linux_X86_64 LibreOffice_project/40$Build-2</meta:generator>
    <meta:document-statistic meta:object-count="87"/>
  </office:meta>
</office:document-meta>
</file>